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415cm" fo:margin-left="-0.191cm" table:align="left" style:writing-mode="lr-tb"/>
    </style:style>
    <style:style style:name="Table1.A" style:family="table-column">
      <style:table-column-properties style:column-width="6.858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5.68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5pt dotted #2f5496" fo:border-right="none" fo:border-top="none" fo:border-bottom="none" style:writing-mode="lr-tb"/>
    </style:style>
    <style:style style:name="Table2" style:family="table">
      <style:table-properties style:width="18.415cm" fo:margin-left="-0.191cm" table:align="left" style:writing-mode="lr-tb"/>
    </style:style>
    <style:style style:name="Table2.A" style:family="table-column">
      <style:table-column-properties style:column-width="13.526cm"/>
    </style:style>
    <style:style style:name="Table2.B" style:family="table-column">
      <style:table-column-properties style:column-width="4.8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15cm" fo:margin-left="-0.191cm" table:align="left" style:writing-mode="lr-tb"/>
    </style:style>
    <style:style style:name="Table3.A" style:family="table-column">
      <style:table-column-properties style:column-width="9.398cm"/>
    </style:style>
    <style:style style:name="Table3.B" style:family="table-column">
      <style:table-column-properties style:column-width="9.01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-left="0.5pt dotted #2f5496" fo:border-right="none" fo:border-top="none" fo:border-bottom="none" style:writing-mode="lr-tb"/>
    </style:style>
    <style:style style:name="Table4" style:family="table">
      <style:table-properties style:width="17.748cm" fo:margin-left="0.476cm" table:align="left" style:writing-mode="lr-tb"/>
    </style:style>
    <style:style style:name="Table4.A" style:family="table-column">
      <style:table-column-properties style:column-width="5.715cm"/>
    </style:style>
    <style:style style:name="Table4.B" style:family="table-column">
      <style:table-column-properties style:column-width="6.35cm"/>
    </style:style>
    <style:style style:name="Table4.C" style:family="table-column">
      <style:table-column-properties style:column-width="5.683cm"/>
    </style:style>
    <style:style style:name="Table4.1" style:family="table-row">
      <style:table-row-properties style:min-row-height="0.73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-left="0.5pt dotted #2f5496" fo:border-right="none" fo:border-top="none" fo:border-bottom="none" style:writing-mode="lr-tb"/>
    </style:style>
    <style:style style:name="Table5" style:family="table">
      <style:table-properties style:width="17.431cm" table:align="center" style:writing-mode="lr-tb"/>
    </style:style>
    <style:style style:name="Table5.A" style:family="table-column">
      <style:table-column-properties style:column-width="4.159cm"/>
    </style:style>
    <style:style style:name="Table5.B" style:family="table-column">
      <style:table-column-properties style:column-width="13.272cm"/>
    </style:style>
    <style:style style:name="Table5.1" style:family="table-row">
      <style:table-row-properties style:min-row-height="0.503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-left="0.5pt dotted #2f5496" fo:border-right="none" fo:border-top="none" fo:border-bottom="none" style:writing-mode="lr-tb"/>
    </style:style>
    <style:style style:name="Table5.2" style:family="table-row">
      <style:table-row-properties style:min-row-height="0.397cm" fo:keep-together="auto"/>
    </style:style>
    <style:style style:name="Table5.3" style:family="table-row">
      <style:table-row-properties style:min-row-height="0.141cm" fo:keep-together="auto"/>
    </style:style>
    <style:style style:name="P1" style:family="paragraph" style:parent-style-name="Standard" style:master-page-name="Standard">
      <style:paragraph-properties fo:margin-top="0cm" fo:margin-bottom="0.035cm" loext:contextual-spacing="false" fo:line-height="100%" fo:text-align="center" style:justify-single-word="false" style:page-number="auto"/>
      <style:text-properties fo:font-variant="small-caps" fo:font-size="22pt" fo:letter-spacing="0.042cm" fo:font-weight="bold" style:font-size-asian="22pt" style:font-weight-asian="bold" style:font-name-complex="Calibri" style:font-size-complex="22pt"/>
    </style:style>
    <style:style style:name="P2" style:family="paragraph" style:parent-style-name="Standard">
      <style:paragraph-properties fo:margin-top="0cm" fo:margin-bottom="0.282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244062" fo:font-size="6pt" fo:letter-spacing="0.014cm" fo:font-style="italic" style:font-size-asian="6pt" style:font-style-asian="italic" style:font-name-complex="Calibri" style:font-size-complex="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name-complex="Calibri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fo:font-style="italic" fo:font-weight="bold" style:font-size-asian="10pt" style:font-style-asian="italic" style:font-weight-asian="bold" style:font-name-complex="Calibri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6pt" style:font-size-asian="6pt" style:font-name-complex="Calibri" style:font-size-complex="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5pt" style:font-size-asian="5pt" style:font-name-complex="Calibri" style:font-size-complex="5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-complex="Calibri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name-complex="Calibri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pt" style:font-size-asian="1pt" style:font-name-complex="Calibri" style:font-size-complex="1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.035cm" fo:border-left="none" fo:border-right="none" fo:border-top="0.51pt solid #2f5496" fo:border-bottom="0.51pt solid #2f5496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.035cm" fo:border-left="none" fo:border-right="none" fo:border-top="0.51pt solid #2f5496" fo:border-bottom="0.51pt solid #2f5496"/>
      <style:text-properties fo:font-size="13pt" fo:font-weight="bold" style:font-size-asian="13pt" style:font-weight-asian="bold" style:font-name-complex="Calibri" style:font-size-complex="13pt"/>
    </style:style>
    <style:style style:name="P15" style:family="paragraph" style:parent-style-name="Standard">
      <style:paragraph-properties fo:margin-top="0.071cm" fo:margin-bottom="0cm" loext:contextual-spacing="false" fo:line-height="100%"/>
    </style:style>
    <style:style style:name="P16" style:family="paragraph" style:parent-style-name="Standard">
      <style:paragraph-properties fo:margin-top="0.071cm" fo:margin-bottom="0cm" loext:contextual-spacing="false" fo:line-height="100%" fo:text-align="center" style:justify-single-word="false" fo:padding-left="0cm" fo:padding-right="0cm" fo:padding-top="0.035cm" fo:padding-bottom="0.035cm" fo:border-left="none" fo:border-right="none" fo:border-top="0.51pt solid #2f5496" fo:border-bottom="0.51pt solid #2f5496"/>
    </style:style>
    <style:style style:name="P17" style:family="paragraph" style:parent-style-name="Standard">
      <style:paragraph-properties fo:margin-top="0cm" fo:margin-bottom="0.106cm" loext:contextual-spacing="false" fo:line-height="100%"/>
    </style:style>
    <style:style style:name="P18" style:family="paragraph" style:parent-style-name="Standard">
      <style:paragraph-properties fo:margin-top="0cm" fo:margin-bottom="0.106cm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.035cm" fo:margin-bottom="0cm" loext:contextual-spacing="false" fo:line-height="100%"/>
    </style:style>
    <style:style style:name="P20" style:family="paragraph" style:parent-style-name="Standard">
      <style:paragraph-properties fo:margin-left="0.279cm" fo:margin-right="0cm" fo:margin-top="0cm" fo:margin-bottom="0cm" loext:contextual-spacing="false" fo:line-height="100%" fo:text-indent="0cm" style:auto-text-indent="false"/>
    </style:style>
    <style:style style:name="P21" style:family="paragraph" style:parent-style-name="Standard">
      <style:paragraph-properties fo:margin-left="0.279cm" fo:margin-right="0cm" fo:margin-top="0.035cm" fo:margin-bottom="0cm" loext:contextual-spacing="false" fo:line-height="100%" fo:text-indent="0cm" style:auto-text-indent="false"/>
    </style:style>
    <style:style style:name="P22" style:family="paragraph" style:parent-style-name="Standard">
      <style:paragraph-properties fo:margin-top="0.141cm" fo:margin-bottom="0cm" loext:contextual-spacing="false" fo:line-height="100%"/>
    </style:style>
    <style:style style:name="P23" style:family="paragraph" style:parent-style-name="Standard">
      <style:paragraph-properties fo:margin-top="0.212cm" fo:margin-bottom="0cm" loext:contextual-spacing="false" fo:line-height="100%" fo:text-align="center" style:justify-single-word="false"/>
    </style:style>
    <style:style style:name="P24" style:family="paragraph" style:parent-style-name="Standard">
      <style:paragraph-properties fo:margin-top="0cm" fo:margin-bottom="0.141cm" loext:contextual-spacing="false" fo:line-height="100%"/>
      <style:text-properties fo:font-weight="bold" style:font-weight-asian="bold" style:font-name-complex="Calibri"/>
    </style:style>
    <style:style style:name="P25" style:family="paragraph" style:parent-style-name="Standard">
      <style:paragraph-properties fo:margin-left="0.051cm" fo:margin-right="0cm" fo:margin-top="0cm" fo:margin-bottom="0.141cm" loext:contextual-spacing="false" fo:line-height="100%" fo:text-indent="0cm" style:auto-text-indent="false"/>
      <style:text-properties style:font-name-complex="Calibri"/>
    </style:style>
    <style:style style:name="P26" style:family="paragraph" style:parent-style-name="Standard">
      <style:paragraph-properties fo:margin-left="0.051cm" fo:margin-right="0cm" fo:margin-top="0cm" fo:margin-bottom="0cm" loext:contextual-spacing="false" fo:line-height="100%" fo:text-indent="0cm" style:auto-text-indent="false"/>
    </style:style>
    <style:style style:name="P27" style:family="paragraph" style:parent-style-name="Key_20_Results_20_Bullets">
      <style:paragraph-properties fo:margin-top="0cm" fo:margin-bottom="0cm" loext:contextual-spacing="false" fo:line-height="100%"/>
      <style:text-properties style:font-name-complex="Calibri"/>
    </style:style>
    <style:style style:name="P28" style:family="paragraph" style:parent-style-name="Key_20_Results_20_Bullets">
      <style:paragraph-properties fo:margin-top="0.212cm" fo:margin-bottom="0.106cm" loext:contextual-spacing="false" fo:line-height="100%"/>
    </style:style>
    <style:style style:name="P29" style:family="paragraph" style:parent-style-name="Key_20_Results_20_Bullets">
      <style:paragraph-properties fo:margin-top="0.282cm" fo:margin-bottom="0cm" loext:contextual-spacing="false" fo:line-height="100%"/>
    </style:style>
    <style:style style:name="T1" style:family="text">
      <style:text-properties fo:font-variant="small-caps" fo:font-size="22pt" fo:letter-spacing="0.042cm" style:font-size-asian="22pt" style:font-name-complex="Calibri" style:font-size-complex="22pt"/>
    </style:style>
    <style:style style:name="T2" style:family="text">
      <style:text-properties style:font-name-complex="Calibri"/>
    </style:style>
    <style:style style:name="T3" style:family="text">
      <style:text-properties fo:font-size="10pt" style:font-size-asian="10pt" style:font-name-complex="Calibri" style:font-size-complex="10pt"/>
    </style:style>
    <style:style style:name="T4" style:family="text">
      <style:text-properties fo:font-size="10pt" fo:font-weight="bold" style:font-size-asian="10pt" style:font-weight-asian="bold" style:font-name-complex="Calibri" style:font-size-complex="10pt"/>
    </style:style>
    <style:style style:name="T5" style:family="text">
      <style:text-properties fo:color="#365f91" style:font-name="Wingdings" fo:font-size="7pt" style:font-name-asian="Wingdings" style:font-size-asian="7pt" style:font-name-complex="Wingdings" style:font-size-complex="7pt"/>
    </style:style>
    <style:style style:name="T6" style:family="text">
      <style:text-properties fo:color="#365f91" fo:font-size="12pt" fo:letter-spacing="0.028cm" style:font-size-asian="12pt" style:font-name-complex="Calibri" style:font-size-complex="12pt"/>
    </style:style>
    <style:style style:name="T7" style:family="text">
      <style:text-properties fo:font-weight="bold" style:font-weight-asian="bold" style:font-name-complex="Calibri"/>
    </style:style>
    <style:style style:name="T8" style:family="text">
      <style:text-properties fo:font-size="15pt" fo:letter-spacing="0.028cm" fo:font-weight="bold" style:font-size-asian="15pt" style:font-weight-asian="bold" style:font-name-complex="Calibri" style:font-size-complex="15pt"/>
    </style:style>
    <style:style style:name="T9" style:family="text">
      <style:text-properties fo:font-size="16pt" fo:letter-spacing="0.028cm" fo:font-weight="bold" style:font-size-asian="16pt" style:font-weight-asian="bold" style:font-name-complex="Calibri" style:font-size-complex="16pt"/>
    </style:style>
    <style:style style:name="T10" style:family="text">
      <style:text-properties fo:font-style="italic" style:font-style-asian="italic" style:font-name-complex="Calibri"/>
    </style:style>
    <style:style style:name="T11" style:family="text">
      <style:text-properties fo:font-style="italic" fo:font-weight="bold" style:font-style-asian="italic" style:font-weight-asian="bold" style:font-name-complex="Calibri"/>
    </style:style>
    <style:style style:name="T12" style:family="text">
      <style:text-properties fo:color="#244062" fo:font-size="12pt" fo:letter-spacing="0.014cm" fo:font-style="italic" style:font-size-asian="12pt" style:font-style-asian="italic" style:font-name-complex="Calibri" style:font-size-complex="12pt"/>
    </style:style>
    <style:style style:name="T13" style:family="text">
      <style:text-properties fo:font-size="6pt" style:font-size-asian="6pt" style:font-name-complex="Calibri" style:font-size-complex="6pt"/>
    </style:style>
    <style:style style:name="T14" style:family="text">
      <style:text-properties fo:color="#1e3660" fo:letter-spacing="0.014cm" fo:font-style="italic" style:font-style-asian="italic" style:font-name-complex="Calibri"/>
    </style:style>
    <style:style style:name="T15" style:family="text">
      <style:text-properties fo:font-size="5pt" style:font-size-asian="5pt" style:font-name-complex="Calibri" style:font-size-complex="5pt"/>
    </style:style>
    <style:style style:name="T16" style:family="text">
      <style:text-properties fo:color="#2f5496" fo:font-size="8pt" style:font-size-asian="8pt" style:font-name-complex="Calibri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a Lowell</text:p>
      <text:p text:style-name="P2"><text:span text:style-name="T2">Sometown, GA 55555</text:span><text:span text:style-name="T3"> </text:span><text:span text:style-name="T5"></text:span><text:span text:style-name="T3"> </text:span><text:span text:style-name="T2">(555) 555-5555</text:span><text:span text:style-name="T3"> </text:span><text:span text:style-name="T5"></text:span><text:span text:style-name="T3"> </text:span><text:span text:style-name="T2">dl@somedomain.com</text:span><text:span text:style-name="T3"> </text:span><text:span text:style-name="T5"></text:span><text:span text:style-name="T3"> </text:span><text:span text:style-name="T2">LinkedIn URL</text:span><text:span text:style-name="T3"> </text:span><text:span text:style-name="T5"></text:span><text:span text:style-name="T3"> </text:span><text:span text:style-name="T2">Twitter Handle</text:span></text:p>
      <text:p text:style-name="P13"><text:span text:style-name="T8">Business Analyst</text:span><text:span text:style-name="T9"> </text:span><text:span text:style-name="T6">|</text:span><text:span text:style-name="T9"> </text:span><text:span text:style-name="T8">Banking Sector</text:span></text:p>
      <text:p text:style-name="P16"><text:span text:style-name="T12">Solving Complex Business Problems and Fueling Multimillion-Dollar Revenue Growth</text:span></text:p>
      <text:p text:style-name="P5"/>
      <text:p text:style-name="P17"><text:span text:style-name="T7">Solutions-driven business analyst </text:span><text:span text:style-name="T2">with experience leading cross-functional teams in the development, documentation and delivery of process innovations driving the attainment of business goals. S</text:span><text:span text:style-name="job-description2">eek opportunities to transform company practices into fresh, cost-effective solutions leading to </text:span><text:span text:style-name="printverysmall">more efficient operations. </text:span></text:p>
      <text:p text:style-name="P18"><text:span text:style-name="T14">Skill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1950036306" text:style-name="WW8Num2">
              <text:list-item>
                <text:p text:style-name="P27">Requirements Gathering &amp; Analysis</text:p>
              </text:list-item>
              <text:list-item>
                <text:p text:style-name="P27">User Acceptance Testing (UAT)</text:p>
              </text:list-item>
              <text:list-item>
                <text:p text:style-name="P27">Project Management</text:p>
              </text:list-item>
            </text:list>
          </table:table-cell>
          <table:table-cell table:style-name="Table1.B1" office:value-type="string">
            <text:list xml:id="list133545193902031" text:continue-numbering="true" text:style-name="WW8Num2">
              <text:list-item>
                <text:p text:style-name="P27">Enterprise Implementations</text:p>
              </text:list-item>
              <text:list-item>
                <text:p text:style-name="P27">KPI Dashboards &amp; Scorecards</text:p>
              </text:list-item>
              <text:list-item>
                <text:p text:style-name="P27">Data Mining &amp; Analytics</text:p>
              </text:list-item>
            </text:list>
          </table:table-cell>
          <table:table-cell table:style-name="Table1.B1" office:value-type="string">
            <text:list xml:id="list133545304806613" text:continue-numbering="true" text:style-name="WW8Num2">
              <text:list-item>
                <text:p text:style-name="P27">Risk Management</text:p>
              </text:list-item>
              <text:list-item>
                <text:p text:style-name="P27">BI, ERP &amp; Big Data Platforms</text:p>
              </text:list-item>
              <text:list-item>
                <text:p text:style-name="P27">SAP/SAS Solutions </text:p>
              </text:list-item>
            </text:list>
          </table:table-cell>
        </table:table-row>
      </table:table>
      <text:p text:style-name="P6"/>
      <text:p text:style-name="P14">Experience</text:p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2">ABC BANK </text:span><text:span text:style-name="T10">(Global financial services organization)</text:span><text:span text:style-name="T2"> — Sometown, GA</text:span></text:p>
          </table:table-cell>
          <table:table-cell table:style-name="Table2.A1" office:value-type="string">
            <text:p text:style-name="P10">2008 to Present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7">Business Analyst II / Business Analyst I,</text:span><text:span text:style-name="T2"> 2013 to Present</text:span></text:p>
            <text:p text:style-name="P19"><text:span text:style-name="T7">Data Analyst,</text:span><text:span text:style-name="T2"> 2011 to 2013</text:span></text:p>
          </table:table-cell>
          <table:table-cell table:style-name="Table3.B1" office:value-type="string">
            <text:p text:style-name="P20"><text:span text:style-name="T7">Credit Risk Analyst,</text:span><text:span text:style-name="T2"> 2010 to 2011</text:span></text:p>
            <text:p text:style-name="P21"><text:span text:style-name="T7">Quality Assurance (QA) Engineer,</text:span><text:span text:style-name="T2"> 2008 to 2010</text:span></text:p>
          </table:table-cell>
        </table:table-row>
      </table:table>
      <text:p text:style-name="P22"><text:span text:style-name="T2">Earned several promotions due to exemplary work performance. Currently oversee initiatives designed to advance continuous improvement, competitive advantage and profitable growth. Lead business process and workflow mapping/analysis using data capture and modeling technologies, methods and tools. Analyze business, user and technical requirements for proposed SAS, web-based and system solutions.</text:span></text:p>
      <text:list xml:id="list133543587874674" text:continue-numbering="true" text:style-name="WW8Num2">
        <text:list-item>
          <text:p text:style-name="P28"><text:span text:style-name="T2">Completed in-depth analyses for business-optimization projects, reporting tools, back-office programs and payment-</text:span>processing apps. Measurable outcomes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0">— 9.2% revenue growth (2016)</text:span></text:p>
            <text:p text:style-name="P3"><text:span text:style-name="T10">— Up to 45% in efficiency gains</text:span></text:p>
          </table:table-cell>
          <table:table-cell table:style-name="Table4.B1" office:value-type="string">
            <text:p text:style-name="P15"><text:span text:style-name="T10">— $575K capital-expense reduction</text:span></text:p>
            <text:p text:style-name="P3"><text:span text:style-name="T10">— $1.1M labor-cost savings</text:span></text:p>
          </table:table-cell>
          <table:table-cell table:style-name="Table4.B1" office:value-type="string">
            <text:p text:style-name="P15"><text:span text:style-name="T10">— 97% account-retention rates</text:span></text:p>
            <text:p text:style-name="P3"><text:span text:style-name="T10">— 10% increase in referrals</text:span></text:p>
          </table:table-cell>
        </table:table-row>
      </table:table>
      <text:list xml:id="list133545125504300" text:continue-numbering="true" text:style-name="WW8Num2">
        <text:list-item>
          <text:p text:style-name="P29"><text:span text:style-name="T2">Provided executives with analytics and decision-support tools used as the basis for reorganization, consolidation and relocation strategies.</text:span></text:p>
        </text:list-item>
        <text:list-item>
          <text:p text:style-name="P29"><text:span text:style-name="T2">Partnered with developers to automate manual processes, saving time and money while decreasing errors. Credited as a primary driving force behind a 5% increase in margins this fiscal year.</text:span></text:p>
        </text:list-item>
        <text:list-item>
          <text:p text:style-name="P29"><text:span text:style-name="T2">Collaborated with stakeholder groups across the organization to ensure business and technology alignment. Proposed solutions meeting defined specifications and needs. </text:span></text:p>
        </text:list-item>
        <text:list-item>
          <text:p text:style-name="P29"><text:span text:style-name="T2">Performed quality assurance, system integration and user acceptance testing facilitating on-time, on-budget and acclaimed “go-live” of enterprise implementations for up to 12,000 global users. </text:span></text:p>
        </text:list-item>
      </text:list>
      <text:p text:style-name="P6"/>
      <text:p text:style-name="P14">Education</text:p>
      <text:p text:style-name="P9"/>
      <text:p text:style-name="P4"><text:soft-page-break/><text:span text:style-name="T2">ABC UNIVERSITY — Sometown, GA </text:span><text:span text:style-name="T5"></text:span><text:span text:style-name="T16"> </text:span><text:span text:style-name="T7">MBA, </text:span><text:span text:style-name="T11">Emphasis in Finance</text:span></text:p>
      <text:p text:style-name="P23"><text:span text:style-name="T2">XYZ COLLEGE — Sometown, GA </text:span><text:span text:style-name="T5"></text:span><text:span text:style-name="T16"> </text:span><text:span text:style-name="T7">BS in Management Information Systems</text:span></text:p>
      <text:p text:style-name="P7"/>
      <text:p text:style-name="P14">Technology Summary</text:p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4">ERP, BI &amp; RDMS Tools:</text:p>
          </table:table-cell>
          <table:table-cell table:style-name="Table5.B1" office:value-type="string">
            <text:p text:style-name="P25">SAS, SAP ASE/Business Objects, Oracle, MS SQL Server, MySQL, DB2, IBM Cognos</text:p>
          </table:table-cell>
        </table:table-row>
        <table:table-row table:style-name="Table5.2">
          <table:table-cell table:style-name="Table5.A1" office:value-type="string">
            <text:p text:style-name="P24">Data Discovery Tools:</text:p>
          </table:table-cell>
          <table:table-cell table:style-name="Table5.B1" office:value-type="string">
            <text:p text:style-name="P25">QlikView, Tableau, TIBCO Spotfire</text:p>
          </table:table-cell>
        </table:table-row>
        <table:table-row table:style-name="Table5.3">
          <table:table-cell table:style-name="Table5.A1" office:value-type="string">
            <text:p text:style-name="P11">Systems:</text:p>
          </table:table-cell>
          <table:table-cell table:style-name="Table5.B1" office:value-type="string">
            <text:p text:style-name="P26"><text:span text:style-name="T2">Windows, UNIX, Linux, Mac OS X, Apple iOS, Android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description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lorful_20_List_20_-_20_Accent_20_1" style:display-name="Colorful List - Accent 1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Key_20_Results_20_Bullets" style:display-name="Key Results Bullets" style:family="paragraph" style:parent-style-name="Standard" style:list-style-name="WW8Num2"/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" fo:font-family="Times" style:font-family-generic="roman" style:font-pitch="variable" fo:font-size="10pt" style:font-name-asian="MS Mincho" style:font-family-asian="'MS Mincho', 'ＭＳ 明朝'" style:font-family-generic-asian="modern" style:font-size-asian="10pt" style:font-name-complex="Times" style:font-family-complex="Times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365f91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4_20_Char" style:display-name="Heading 4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5_20_Char" style:display-name="Heading 5 Char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perience-date-locale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gree" style:family="text"/>
    <style:style style:name="major" style:family="text"/>
    <style:style style:name="grade" style:family="text"/>
    <style:style style:name="education-date" style:family="text"/>
    <style:style style:name="st" style:family="text"/>
    <style:style style:name="job-description2" style:family="text"/>
    <style:style style:name="printverysmall" style:family="text"/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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778cm" fo:margin-right="1.77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/>
    <meta:creation-date>2016-12-13T07:03:00</meta:creation-date>
    <dc:creator>Ambulgekar, Pratik Pradiprao</dc:creator>
    <dc:date>2017-02-09T22:56:00</dc:date>
    <meta:print-date>2016-12-13T16:38:00</meta:print-date>
    <meta:editing-cycles>30</meta:editing-cycles>
    <meta:editing-duration>PT1H59M</meta:editing-duration>
    <meta:document-statistic meta:table-count="5" meta:image-count="0" meta:object-count="0" meta:page-count="2" meta:paragraph-count="44" meta:word-count="386" meta:character-count="2783" meta:non-whitespace-character-count="2442"/>
    <meta:generator>LibreOffice/6.0.7.3$Linux_X86_64 LibreOffice_project/00m0$Build-3</meta:generator>
  </office:meta>
</office:document-meta>
</file>